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23cb" officeooo:paragraph-rsid="000923c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923cb" officeooo:paragraph-rsid="000923c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923cb" officeooo:paragraph-rsid="0009759f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9759f" officeooo:paragraph-rsid="0009759f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923cb" officeooo:paragraph-rsid="000923cb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759f" officeooo:paragraph-rsid="0009759f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officeooo:rsid="000923cb" officeooo:paragraph-rsid="000923cb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0923cb" officeooo:paragraph-rsid="0011f775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f775" officeooo:paragraph-rsid="0011f775" style:font-size-asian="15.75pt" style:font-weight-asian="normal" style:font-size-complex="18pt" style:font-weight-complex="normal"/>
    </style:style>
    <style:style style:name="T1" style:family="text">
      <style:text-properties officeooo:rsid="0009759f"/>
    </style:style>
    <style:style style:name="T2" style:family="text">
      <style:text-properties officeooo:rsid="0011137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f77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1f775"/>
    </style:style>
    <style:style style:name="T6" style:family="text">
      <style:text-properties officeooo:rsid="0011f7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écification technique</text:p>
      <text:p text:style-name="P1"/>
      <text:p text:style-name="P5">Projet « Navigateur PHP »</text:p>
      <text:p text:style-name="P1"/>
      <text:p text:style-name="P1"/>
      <text:p text:style-name="P6">1. Hébergement du projet</text:p>
      <text:p text:style-name="P2"/>
      <text:p text:style-name="P2">Le projet est hébergé sur Git dans le repository suivant :</text:p>
      <text:p text:style-name="P2"><text:a xlink:type="simple" xlink:href="https://github.com/dclchrislfrakkass/Navigateur_PHP" office:target-frame-name="_blank" xlink:show="new" text:style-name="Internet_20_link" text:visited-style-name="Visited_20_Internet_20_Link">https://github.com/dclchrislfrakkass/Navigateur_PHP</text:a></text:p>
      <text:p text:style-name="P2"/>
      <text:p text:style-name="P2">avec l’arborescence suivante :</text:p>
      <text:p text:style-name="P2">- documentation</text:p>
      <text:p text:style-name="P2">- source</text:p>
      <text:p text:style-name="P2"/>
      <text:p text:style-name="P8">2. Choix technologique<text:span text:style-name="T2">s</text:span></text:p>
      <text:p text:style-name="P2"/>
      <text:p text:style-name="P4">Langages : <text:s/>HTML, CSS , PHP et AJAX</text:p>
      <text:p text:style-name="P4">Serveur HTTP APACHE sur serveur Ubuntu</text:p>
      <text:p text:style-name="P2"/>
      <text:p text:style-name="P10"><text:span text:style-name="T3">3. </text:span><text:span text:style-name="T4">Version Desktop et Mobile</text:span></text:p>
      <text:p text:style-name="P10"><text:span text:style-name="T4"/></text:p>
      <text:p text:style-name="P12">L’interface graphique des deux versions est strictement identique.</text:p>
      <text:p text:style-name="P2"/>
      <text:p text:style-name="P7"><text:span text:style-name="T6">4</text:span>. Les différentes phases du projet</text:p>
      <text:p text:style-name="P3"/>
      <text:p text:style-name="P4">La première phase du projet consiste à afficher le contenu d’un dossier du serveur.</text:p>
      <text:p text:style-name="P2">Le projet est codé dans un premier temps en PHP.</text:p>
      <text:p text:style-name="P2">Il tournera sur un serveur local APACHE</text:p>
      <text:p text:style-name="P2"/>
      <text:p text:style-name="P2">Dans un deuxième temps <text:span text:style-name="T1">le téléchargement et l’affichage seront gérés en AJAX.</text:span></text:p>
      <text:p text:style-name="P6"/>
      <text:p text:style-name="P6"><text:span text:style-name="T6">5</text:span>. Jeu de test</text:p>
      <text:p text:style-name="P2"/>
      <text:p text:style-name="P2"><text:soft-page-break/>Le jeu de test sous forme du contenu du répertoire sera fourni par le coach formateu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39:14.121741764</meta:creation-date>
    <meta:generator>LibreOffice/6.0.6.2$Linux_X86_64 LibreOffice_project/00m0$Build-2</meta:generator>
    <dc:date>2018-11-12T16:30:19.023662809</dc:date>
    <meta:editing-duration>PT17M27S</meta:editing-duration>
    <meta:editing-cycles>6</meta:editing-cycles>
    <meta:document-statistic meta:table-count="0" meta:image-count="0" meta:object-count="0" meta:page-count="2" meta:paragraph-count="20" meta:word-count="130" meta:character-count="806" meta:non-whitespace-character-count="695"/>
  </office:meta>
</office:document-meta>
</file>